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officeooo:rsid="0005ea75" officeooo:paragraph-rsid="0005ea75"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07081e" officeooo:paragraph-rsid="0007081e"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82180" officeooo:paragraph-rsid="00082180"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d19b0" officeooo:paragraph-rsid="000d19b0"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d19b0" officeooo:paragraph-rsid="00181dc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bacc2" officeooo:paragraph-rsid="000bacc2"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31b90b" officeooo:paragraph-rsid="0031b90b"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f700f" officeooo:paragraph-rsid="00131c05"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4b78fa" officeooo:paragraph-rsid="004f35ac"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4b78fa" officeooo:paragraph-rsid="005f87a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5aa138" officeooo:paragraph-rsid="005f87a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solid" style:text-underline-width="auto" style:text-underline-color="font-color" fo:font-weight="bold" officeooo:rsid="000d19b0" officeooo:paragraph-rsid="000d19b0"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style:text-underline-style="solid" style:text-underline-width="auto" style:text-underline-color="font-color" fo:font-weight="bold" officeooo:rsid="00082180" officeooo:paragraph-rsid="00082180"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style:text-underline-style="solid" style:text-underline-width="auto" style:text-underline-color="font-color" fo:font-weight="bold" officeooo:rsid="0081ea32" officeooo:paragraph-rsid="0081ea32"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81938" officeooo:paragraph-rsid="005640e0"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481938" officeooo:paragraph-rsid="004b78fa"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8e461e" officeooo:paragraph-rsid="008e461e"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8eb6cc" officeooo:paragraph-rsid="008eb6c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9023a6" officeooo:paragraph-rsid="009023a6"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381958" officeooo:paragraph-rsid="008eb6cc"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0d19b0" officeooo:paragraph-rsid="004cbf67"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bold" officeooo:rsid="00935a21" officeooo:paragraph-rsid="00935a21" style:font-size-asian="10.5pt" style:font-weight-asian="bold" style:font-size-complex="12pt" style:font-weight-complex="bold"/>
    </style:style>
    <style:style style:name="P23" style:family="paragraph" style:parent-style-name="Standard">
      <style:paragraph-properties fo:text-align="start" style:justify-single-word="false"/>
      <style:text-properties fo:font-size="12pt" style:text-underline-style="none" fo:font-weight="normal" officeooo:rsid="0098e4be" officeooo:paragraph-rsid="0098e4be" style:font-size-asian="10.5pt" style:font-weight-asian="normal" style:font-size-complex="12pt" style:font-weight-complex="normal"/>
    </style:style>
    <style:style style:name="P24" style:family="paragraph" style:parent-style-name="Standard">
      <style:paragraph-properties fo:text-align="center" style:justify-single-word="false"/>
      <style:text-properties fo:font-size="18pt" style:text-underline-style="solid" style:text-underline-width="auto" style:text-underline-color="font-color" fo:font-weight="bold" officeooo:rsid="0096870e" officeooo:paragraph-rsid="0096870e" style:font-size-asian="18pt" style:font-weight-asian="bold" style:font-size-complex="18pt" style:font-weight-complex="bold"/>
    </style:style>
    <style:style style:name="P25" style:family="paragraph" style:parent-style-name="Standard">
      <style:paragraph-properties fo:text-align="center" style:justify-single-word="false"/>
      <style:text-properties fo:font-size="18pt" style:text-underline-style="none" fo:font-weight="normal" officeooo:rsid="0096870e" officeooo:paragraph-rsid="0096870e" style:font-size-asian="18pt" style:font-weight-asian="normal" style:font-size-complex="18pt" style:font-weight-complex="normal"/>
    </style:style>
    <style:style style:name="T1" style:family="text">
      <style:text-properties officeooo:rsid="000b32ba"/>
    </style:style>
    <style:style style:name="T2" style:family="text">
      <style:text-properties officeooo:rsid="00149d98"/>
    </style:style>
    <style:style style:name="T3" style:family="text">
      <style:text-properties officeooo:rsid="001d44ba"/>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bold" officeooo:rsid="0011e83b" style:font-weight-asian="bold" style:font-weight-complex="bold"/>
    </style:style>
    <style:style style:name="T6" style:family="text">
      <style:text-properties style:text-underline-style="solid" style:text-underline-width="auto" style:text-underline-color="font-color" fo:font-weight="bold" officeooo:rsid="005aa138" style:font-weight-asian="bold" style:font-weight-complex="bold"/>
    </style:style>
    <style:style style:name="T7" style:family="text">
      <style:text-properties officeooo:rsid="004b78fa"/>
    </style:style>
    <style:style style:name="T8" style:family="text">
      <style:text-properties officeooo:rsid="004f35ac"/>
    </style:style>
    <style:style style:name="T9" style:family="text">
      <style:text-properties style:text-underline-style="none"/>
    </style:style>
    <style:style style:name="T10" style:family="text">
      <style:text-properties style:text-underline-style="none" officeooo:rsid="00457556"/>
    </style:style>
    <style:style style:name="T11" style:family="text">
      <style:text-properties style:text-underline-style="none" fo:font-weight="normal" style:font-weight-asian="normal" style:font-weight-complex="normal"/>
    </style:style>
    <style:style style:name="T12" style:family="text">
      <style:text-properties officeooo:rsid="00840bf0"/>
    </style:style>
    <style:style style:name="T13" style:family="text">
      <style:text-properties officeooo:rsid="008be8a4"/>
    </style:style>
    <style:style style:name="T14" style:family="text">
      <style:text-properties officeooo:rsid="008e461e"/>
    </style:style>
    <style:style style:name="T15" style:family="text">
      <style:text-properties officeooo:rsid="008eb6cc"/>
    </style:style>
    <style:style style:name="T16" style:family="text">
      <style:text-properties fo:font-weight="bold" officeooo:rsid="009353d1"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Annuaire collaboratif de pages web</text:p>
      <text:p text:style-name="P25"/>
      <text:p text:style-name="P25"/>
      <text:p text:style-name="P23">Collaborateurs : Arthur Delain, Yohann Bethoule, Alex Cardoso, Jonathan Point, Yannis Perrot</text:p>
      <text:p text:style-name="P23"/>
      <text:p text:style-name="P15"/>
      <text:p text:style-name="P11">Le but <text:span text:style-name="T14">de notre extension est de créer un annuaire collaboratif de sites d’information, où l’utilisateur pourra donner son avis sur les sites qu’il visite. </text:span></text:p>
      <text:p text:style-name="P10"/>
      <text:p text:style-name="P9">Cette annuaire sera divisé en deux parties, une interface <text:span text:style-name="T14">intégrée directement au navigateur (extension), ainsi qu’un site web. </text:span></text:p>
      <text:p text:style-name="P16"/>
      <text:p text:style-name="P17"><text:span text:style-name="T16">L’EXTENSION</text:span> (dans un premier temps pour Mozilla Firefox, à déployer ensuite sur les autres navigateurs..) sera matérialisée par une vignette dans la barre des boutons du navigateur. <text:span text:style-name="T15">Cette vignette répondra à un code couleur (rouge, orange, vert) pour indiquer en un seul coup d’oeil à l’utilisateur la qualité du site qu’il visite. Ce code couleur est défini en fonction des moyennes des notes des utilisateurs sur le site.</text:span></text:p>
      <text:p text:style-name="P18">Au clic sur la vignette, une petite fenêtre s’ouvre sous la vignette, qui contient :</text:p>
      <text:p text:style-name="P18">- la catégorie d’informations données par le site (actualités, sports, international, people, …)</text:p>
      <text:p text:style-name="P18">- la note moyenne des utilisateurs concernant la qualité du site</text:p>
      <text:p text:style-name="P18">- la note moyenne des utilisateurs concernant la fiabilité du site</text:p>
      <text:p text:style-name="P19">- un champ de commentaire</text:p>
      <text:p text:style-name="P19">Les deux champs de note seront représentés par 5 étoiles (plus exactement 10 demi-étoiles). Lorsque l’utilisateur passe sa souris sur une barre d’étoile, celle-ci s’adapte dynamiquement et permet ainsi à l’utilisateur de donner sa note concernant le critère jugé. </text:p>
      <text:p text:style-name="P20"/>
      <text:p text:style-name="P22"><text:span text:style-name="T10">L</text:span><text:span text:style-name="T9">E SITE WEB </text:span><text:span text:style-name="T11">permet :</text:span></text:p>
      <text:p text:style-name="P22"><text:span text:style-name="T11">- d’afficher les commentaires laissés par les autres utilisateurs</text:span></text:p>
      <text:p text:style-name="P22"><text:span text:style-name="T11">- d’afficher des statistiques concernant le site</text:span></text:p>
      <text:p text:style-name="P22"><text:span text:style-name="T11">- de remplir un formulaire détaillé concernant le site</text:span></text:p>
      <text:p text:style-name="P22"><text:span text:style-name="T11">- d’afficher et de rechercher les sites webs présent dans la base de données du serveur</text:span></text:p>
      <text:p text:style-name="P22"><text:span text:style-name="T11"/></text:p>
      <text:p text:style-name="P22"><text:span text:style-name="T11">Afin de stocker les sites web, les avis et de faire des statistiques sur les interactions entre nos utilisateurs et les sites visités, nous devrons mettre en place une base de données et les requêtes adaptées à nos besoins. </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4T19:58:36.324000000</meta:creation-date>
    <meta:generator>LibreOffice/5.2.7.2$Linux_X86_64 LibreOffice_project/20m0$Build-2</meta:generator>
    <dc:date>2017-11-06T16:59:39.476244798</dc:date>
    <meta:editing-duration>PT8H5M9S</meta:editing-duration>
    <meta:editing-cycles>122</meta:editing-cycles>
    <meta:document-statistic meta:table-count="0" meta:image-count="0" meta:object-count="0" meta:page-count="1" meta:paragraph-count="17" meta:word-count="307" meta:character-count="1930" meta:non-whitespace-character-count="1636"/>
  </office:meta>
</office:document-meta>
</file>